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3" style:family="paragraph" style:parent-style-name="Standard" style:list-style-name="">
      <style:paragraph-properties fo:margin-left="0cm" fo:margin-right="0cm" fo:text-align="start" style:justify-single-word="false" fo:text-indent="0cm" style:auto-text-indent="false" style:text-autospace="none"/>
    </style:style>
    <style:style style:name="T1" style:family="text">
      <style:text-properties fo:color="#000000" style:font-name="Courier New" fo:font-size="10pt" style:font-name-asian="Courier New" style:font-size-asian="10pt" style:font-name-complex="Courier New" style:font-size-complex="10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Kamil Roman gr 3 IS WIMIP</text:p>
      <text:p text:style-name="Standard">PSI Scenariusz 4</text:p>
      <text:p text:style-name="Standard">Temat ćwiczenia: </text:p>
      <text:p text:style-name="Standard">Uczenie sieci regułą Hebba.</text:p>
      <text:p text:style-name="Standard">Cel ćwiczenia:</text:p>
      <text:p text:style-name="Standard">Poznanie działania reguły Hebba dla sieci jednowarstwowej na przykładzie grupowania liter alfabetu.</text:p>
      <text:p text:style-name="Standard"/>
      <text:list xml:id="list3325597008892783704" text:style-name="L1">
        <text:list-item>
          <text:p text:style-name="P1">Syntetyczny opis użytej sieci i algorytmów uczenia<text:line-break/>Sieć składa się z dwóch perceptronów i jednej warstwy. Do każdego perceptronu przesyłana jest litera w postaci wektora int. Przy tworzeniu perceptronów wagi są losowane. Zależenie od tego, czy perceptron ma reagować na litery duże lub małe (w treści zadania nie jest napisane, w jaki sposób grupować litery) jego wagi są zmieniane według określonego wzorca podanego poniżej.<text:line-break/>Algorytm postępowania przy uczeniu sieci metodą Hebba:</text:p>
          <text:p text:style-name="P1">- Stworzenie sieci jednowarstwowej<text:line-break/>- Wylosowanie wag dla poszczególnych perceptronów<text:line-break/>- Uczenie sieci z różnymi wartościami współczynnika uczenia i współczynnika zapominania według wzoru:<text:line-break/>Wi(t+1) = Wi(t) + n*xi*yi- z*Wi*yi<text:line-break/>gdzie:</text:p>
          <text:p text:style-name="P1">Wi(t+1)- waga po korekcie<text:line-break/>Wi(t)- waga w danym momencie uczenia<text:line-break/>n- współczynnik uczenia</text:p>
          <text:p text:style-name="P1">z- współczynnik zapominania<text:line-break/>xi- wejście na daną wagę<text:line-break/>yi- odpowiedz perceptronu</text:p>
          <text:p text:style-name="P1">Sieć uczymy przez 1000 iteracji (brak konkretnego punktu zatrzymania uczenia, wybrane losowo). Następnie poddajemy serii 20 testów, podczas których na wejścia neuronów podajemy losowo wybrane litery i sprawdzamy czy odpowiedź perceptronu jest prawdziwa.</text:p>
        </text:list-item>
        <text:list-item>
          <text:p text:style-name="P1">Zestawienie wyników:<text:line-break/></text:p>
          <text:p text:style-name="P1">- Dla współczynnika uczenia 0.1 i współczynnika zapominania 0:<text:line-break/><text:span text:style-name="T1">Perceptron 1 mial: 50.0% dobrych odpowiedzi a perceptron 2 mial: 61.0% dobrych odpowiedzi</text:span></text:p>
        </text:list-item>
      </text:list>
      <text:p text:style-name="P2">Perceptron 1 mial: 44.0% dobrych odpowiedzi a perceptron 2 mial: 57.99999999999999% dobrych odpowiedzi</text:p>
      <text:p text:style-name="P2">Perceptron 1 mial: 46.0% dobrych odpowiedzi a perceptron 2 mial: 54.0% dobrych odpowiedzi</text:p>
      <text:p text:style-name="P2">Perceptron 1 mial: 59.0% dobrych odpowiedzi a perceptron 2 mial: 65.0% dobrych odpowiedzi</text:p>
      <text:p text:style-name="P2">Perceptron 1 mial: 54.0% dobrych odpowiedzi a perceptron 2 mial: 62.0% dobrych odpowiedzi</text:p>
      <text:p text:style-name="P2">Perceptron 1 mial: 48.0% dobrych odpowiedzi a perceptron 2 mial: 54.0% dobrych odpowiedzi</text:p>
      <text:p text:style-name="P2">Perceptron 1 mial: 53.0% dobrych odpowiedzi a perceptron 2 mial: 64.0% dobrych odpowiedzi</text:p>
      <text:p text:style-name="P2">Perceptron 1 mial: 53.0% dobrych odpowiedzi a perceptron 2 mial: 57.99999999999999% dobrych odpowiedzi</text:p>
      <text:p text:style-name="P2">Perceptron 1 mial: 50.0% dobrych odpowiedzi a perceptron 2 mial: 62.0% dobrych odpowiedzi</text:p>
      <text:p text:style-name="P2">Perceptron 1 mial: 50.0% dobrych odpowiedzi a perceptron 2 mial: 64.0% dobrych odpowiedzi</text:p>
      <text:p text:style-name="P2">Perceptron 1 mial: 48.0% dobrych odpowiedzi a perceptron 2 mial: 64.0% dobrych odpowiedzi</text:p>
      <text:p text:style-name="P2">Perceptron 1 mial: 51.0% dobrych odpowiedzi a perceptron 2 mial: 67.0% dobrych odpowiedzi</text:p>
      <text:p text:style-name="P2"><text:soft-page-break/>Perceptron 1 mial: 44.0% dobrych odpowiedzi a perceptron 2 mial: 54.0% dobrych odpowiedzi</text:p>
      <text:p text:style-name="P2">Perceptron 1 mial: 51.0% dobrych odpowiedzi a perceptron 2 mial: 52.0% dobrych odpowiedzi</text:p>
      <text:p text:style-name="P2">Perceptron 1 mial: 52.0% dobrych odpowiedzi a perceptron 2 mial: 62.0% dobrych odpowiedzi</text:p>
      <text:p text:style-name="P2">Perceptron 1 mial: 46.0% dobrych odpowiedzi a perceptron 2 mial: 66.0% dobrych odpowiedzi</text:p>
      <text:p text:style-name="P2">Perceptron 1 mial: 57.99999999999999% dobrych odpowiedzi a perceptron 2 mial: 67.0% dobrych odpowiedzi</text:p>
      <text:p text:style-name="P2">Perceptron 1 mial: 56.00000000000001% dobrych odpowiedzi a perceptron 2 mial: 59.0% dobrych odpowiedzi</text:p>
      <text:p text:style-name="P2">Perceptron 1 mial: 48.0% dobrych odpowiedzi a perceptron 2 mial: 59.0% dobrych odpowiedzi</text:p>
      <text:p text:style-name="P3"><text:span text:style-name="T1">Perceptron 1 mial: 52.0% dobrych odpowiedzi a perceptron 2 mial: 62.0% dobrych odpowiedzi<text:line-break/><text:line-break/></text:span><text:line-break/>- Dla współczynnika uczenia 0.01 i współczynnika zapominania 0:<text:line-break/><text:span text:style-name="T1">Perceptron 1 mial: 42.0% dobrych odpowiedzi a perceptron 2 mial: 68.0% dobrych odpowiedzi</text:span></text:p>
      <text:p text:style-name="P2">Perceptron 1 mial: 44.0% dobrych odpowiedzi a perceptron 2 mial: 67.0% dobrych odpowiedzi</text:p>
      <text:p text:style-name="P2">Perceptron 1 mial: 56.00000000000001% dobrych odpowiedzi a perceptron 2 mial: 74.0% dobrych odpowiedzi</text:p>
      <text:p text:style-name="P2">Perceptron 1 mial: 40.0% dobrych odpowiedzi a perceptron 2 mial: 70.0% dobrych odpowiedzi</text:p>
      <text:p text:style-name="P2">Perceptron 1 mial: 52.0% dobrych odpowiedzi a perceptron 2 mial: 72.0% dobrych odpowiedzi</text:p>
      <text:p text:style-name="P2">Perceptron 1 mial: 55.00000000000001% dobrych odpowiedzi a perceptron 2 mial: 69.0% dobrych odpowiedzi</text:p>
      <text:p text:style-name="P2">Perceptron 1 mial: 49.0% dobrych odpowiedzi a perceptron 2 mial: 65.0% dobrych odpowiedzi</text:p>
      <text:p text:style-name="P2">Perceptron 1 mial: 54.0% dobrych odpowiedzi a perceptron 2 mial: 74.0% dobrych odpowiedzi</text:p>
      <text:p text:style-name="P2">Perceptron 1 mial: 43.0% dobrych odpowiedzi a perceptron 2 mial: 70.0% dobrych odpowiedzi</text:p>
      <text:p text:style-name="P2">Perceptron 1 mial: 59.0% dobrych odpowiedzi a perceptron 2 mial: 74.0% dobrych odpowiedzi</text:p>
      <text:p text:style-name="P2">Perceptron 1 mial: 53.0% dobrych odpowiedzi a perceptron 2 mial: 69.0% dobrych odpowiedzi</text:p>
      <text:p text:style-name="P2">Perceptron 1 mial: 47.0% dobrych odpowiedzi a perceptron 2 mial: 74.0% dobrych odpowiedzi</text:p>
      <text:p text:style-name="P2">Perceptron 1 mial: 65.0% dobrych odpowiedzi a perceptron 2 mial: 66.0% dobrych odpowiedzi</text:p>
      <text:p text:style-name="P2">Perceptron 1 mial: 50.0% dobrych odpowiedzi a perceptron 2 mial: 66.0% dobrych odpowiedzi</text:p>
      <text:p text:style-name="P2">Perceptron 1 mial: 62.0% dobrych odpowiedzi a perceptron 2 mial: 69.0% dobrych odpowiedzi</text:p>
      <text:p text:style-name="P2">Perceptron 1 mial: 47.0% dobrych odpowiedzi a perceptron 2 mial: 65.0% dobrych odpowiedzi</text:p>
      <text:p text:style-name="P2">Perceptron 1 mial: 44.0% dobrych odpowiedzi a perceptron 2 mial: 73.0% dobrych odpowiedzi</text:p>
      <text:p text:style-name="P2">Perceptron 1 mial: 49.0% dobrych odpowiedzi a perceptron 2 mial: 75.0% dobrych odpowiedzi</text:p>
      <text:p text:style-name="P2">Perceptron 1 mial: 46.0% dobrych odpowiedzi a perceptron 2 mial: 73.0% dobrych odpowiedzi</text:p>
      <text:p text:style-name="P3"><text:span text:style-name="T1">Perceptron 1 mial: 56.99999999999999% dobrych odpowiedzi a perceptron 2 mial: 76.0% dobrych odpowiedzi<text:line-break/></text:span><text:line-break/><text:line-break/><text:line-break/><text:soft-page-break/><text:line-break/>- Dla współczynnika uczenia 0.001 i współczynnika zapominania 0:<text:line-break/><text:span text:style-name="T1">Perceptron 1 mial: 56.00000000000001% dobrych odpowiedzi a perceptron 2 mial: 67.0% dobrych odpowiedzi</text:span></text:p>
      <text:p text:style-name="P2">Perceptron 1 mial: 51.0% dobrych odpowiedzi a perceptron 2 mial: 65.0% dobrych odpowiedzi</text:p>
      <text:p text:style-name="P2">Perceptron 1 mial: 51.0% dobrych odpowiedzi a perceptron 2 mial: 62.0% dobrych odpowiedzi</text:p>
      <text:p text:style-name="P2">Perceptron 1 mial: 49.0% dobrych odpowiedzi a perceptron 2 mial: 53.0% dobrych odpowiedzi</text:p>
      <text:p text:style-name="P2">Perceptron 1 mial: 59.0% dobrych odpowiedzi a perceptron 2 mial: 70.0% dobrych odpowiedzi</text:p>
      <text:p text:style-name="P2">Perceptron 1 mial: 49.0% dobrych odpowiedzi a perceptron 2 mial: 62.0% dobrych odpowiedzi</text:p>
      <text:p text:style-name="P2">Perceptron 1 mial: 48.0% dobrych odpowiedzi a perceptron 2 mial: 57.99999999999999% dobrych odpowiedzi</text:p>
      <text:p text:style-name="P2">Perceptron 1 mial: 48.0% dobrych odpowiedzi a perceptron 2 mial: 62.0% dobrych odpowiedzi</text:p>
      <text:p text:style-name="P2">Perceptron 1 mial: 59.0% dobrych odpowiedzi a perceptron 2 mial: 70.0% dobrych odpowiedzi</text:p>
      <text:p text:style-name="P2">Perceptron 1 mial: 54.0% dobrych odpowiedzi a perceptron 2 mial: 69.0% dobrych odpowiedzi</text:p>
      <text:p text:style-name="P2">Perceptron 1 mial: 46.0% dobrych odpowiedzi a perceptron 2 mial: 57.99999999999999% dobrych odpowiedzi</text:p>
      <text:p text:style-name="P2">Perceptron 1 mial: 56.99999999999999% dobrych odpowiedzi a perceptron 2 mial: 67.0% dobrych odpowiedzi</text:p>
      <text:p text:style-name="P2">Perceptron 1 mial: 49.0% dobrych odpowiedzi a perceptron 2 mial: 62.0% dobrych odpowiedzi</text:p>
      <text:p text:style-name="P2">Perceptron 1 mial: 49.0% dobrych odpowiedzi a perceptron 2 mial: 56.00000000000001% dobrych odpowiedzi</text:p>
      <text:p text:style-name="P2">Perceptron 1 mial: 57.99999999999999% dobrych odpowiedzi a perceptron 2 mial: 69.0% dobrych odpowiedzi</text:p>
      <text:p text:style-name="P2">Perceptron 1 mial: 47.0% dobrych odpowiedzi a perceptron 2 mial: 65.0% dobrych odpowiedzi</text:p>
      <text:p text:style-name="P2">Perceptron 1 mial: 56.00000000000001% dobrych odpowiedzi a perceptron 2 mial: 63.0% dobrych odpowiedzi</text:p>
      <text:p text:style-name="P2">Perceptron 1 mial: 44.0% dobrych odpowiedzi a perceptron 2 mial: 54.0% dobrych odpowiedzi</text:p>
      <text:p text:style-name="P2">Perceptron 1 mial: 56.00000000000001% dobrych odpowiedzi a perceptron 2 mial: 66.0% dobrych odpowiedzi</text:p>
      <text:p text:style-name="P3"><text:span text:style-name="T1">Perceptron 1 mial: 49.0% dobrych odpowiedzi a perceptron 2 mial: 57.99999999999999% dobrych odpowiedzi<text:line-break/><text:line-break/></text:span><text:line-break/>- Dla współczynnika uczenia 0.1 i współczynnika zapominania 1:<text:line-break/><text:span text:style-name="T1">Perceptron 1 mial: 50.0% dobrych odpowiedzi a perceptron 2 mial: 50.0% dobrych odpowiedzi</text:span></text:p>
      <text:p text:style-name="P2">Perceptron 1 mial: 44.0% dobrych odpowiedzi a perceptron 2 mial: 44.0% dobrych odpowiedzi</text:p>
      <text:p text:style-name="P2">Perceptron 1 mial: 53.0% dobrych odpowiedzi a perceptron 2 mial: 53.0% dobrych odpowiedzi</text:p>
      <text:p text:style-name="P2">Perceptron 1 mial: 52.0% dobrych odpowiedzi a perceptron 2 mial: 52.0% dobrych odpowiedzi</text:p>
      <text:p text:style-name="P2">Perceptron 1 mial: 42.0% dobrych odpowiedzi a perceptron 2 mial: 42.0% dobrych odpowiedzi</text:p>
      <text:p text:style-name="P2">Perceptron 1 mial: 53.0% dobrych odpowiedzi a perceptron 2 mial: 53.0% dobrych odpowiedzi</text:p>
      <text:p text:style-name="P2">Perceptron 1 mial: 50.0% dobrych odpowiedzi a perceptron 2 mial: 50.0% dobrych odpowiedzi</text:p>
      <text:p text:style-name="P2">Perceptron 1 mial: 47.0% dobrych odpowiedzi a perceptron 2 mial: 47.0% dobrych odpowiedzi</text:p>
      <text:p text:style-name="P2">Perceptron 1 mial: 47.0% dobrych odpowiedzi a perceptron 2 mial: 47.0% dobrych odpowiedzi</text:p>
      <text:p text:style-name="P2"><text:soft-page-break/>Perceptron 1 mial: 50.0% dobrych odpowiedzi a perceptron 2 mial: 50.0% dobrych odpowiedzi</text:p>
      <text:p text:style-name="P2">Perceptron 1 mial: 55.00000000000001% dobrych odpowiedzi a perceptron 2 mial: 55.00000000000001% dobrych odpowiedzi</text:p>
      <text:p text:style-name="P2">Perceptron 1 mial: 55.00000000000001% dobrych odpowiedzi a perceptron 2 mial: 55.00000000000001% dobrych odpowiedzi</text:p>
      <text:p text:style-name="P2">Perceptron 1 mial: 49.0% dobrych odpowiedzi a perceptron 2 mial: 49.0% dobrych odpowiedzi</text:p>
      <text:p text:style-name="P2">Perceptron 1 mial: 48.0% dobrych odpowiedzi a perceptron 2 mial: 48.0% dobrych odpowiedzi</text:p>
      <text:p text:style-name="P2">Perceptron 1 mial: 46.0% dobrych odpowiedzi a perceptron 2 mial: 46.0% dobrych odpowiedzi</text:p>
      <text:p text:style-name="P2">Perceptron 1 mial: 57.99999999999999% dobrych odpowiedzi a perceptron 2 mial: 57.99999999999999% dobrych odpowiedzi</text:p>
      <text:p text:style-name="P2">Perceptron 1 mial: 47.0% dobrych odpowiedzi a perceptron 2 mial: 47.0% dobrych odpowiedzi</text:p>
      <text:p text:style-name="P2">Perceptron 1 mial: 47.0% dobrych odpowiedzi a perceptron 2 mial: 47.0% dobrych odpowiedzi</text:p>
      <text:p text:style-name="P2">Perceptron 1 mial: 48.0% dobrych odpowiedzi a perceptron 2 mial: 48.0% dobrych odpowiedzi</text:p>
      <text:p text:style-name="P3"><text:span text:style-name="T1">Perceptron 1 mial: 48.0% dobrych odpowiedzi a perceptron 2 mial: 48.0% dobrych odpowiedzi<text:line-break/><text:line-break/></text:span><text:line-break/>- Dla współczynnika uczenia 0.1 i współczynnika zapominania 0.1:<text:line-break/><text:span text:style-name="T1">Perceptron 1 mial: 45.0% dobrych odpowiedzi a perceptron 2 mial: 70.0% dobrych odpowiedzi</text:span></text:p>
      <text:p text:style-name="P2">Perceptron 1 mial: 48.0% dobrych odpowiedzi a perceptron 2 mial: 53.0% dobrych odpowiedzi</text:p>
      <text:p text:style-name="P2">Perceptron 1 mial: 39.0% dobrych odpowiedzi a perceptron 2 mial: 61.0% dobrych odpowiedzi</text:p>
      <text:p text:style-name="P2">Perceptron 1 mial: 51.0% dobrych odpowiedzi a perceptron 2 mial: 64.0% dobrych odpowiedzi</text:p>
      <text:p text:style-name="P2">Perceptron 1 mial: 54.0% dobrych odpowiedzi a perceptron 2 mial: 68.0% dobrych odpowiedzi</text:p>
      <text:p text:style-name="P2">Perceptron 1 mial: 52.0% dobrych odpowiedzi a perceptron 2 mial: 74.0% dobrych odpowiedzi</text:p>
      <text:p text:style-name="P2">Perceptron 1 mial: 54.0% dobrych odpowiedzi a perceptron 2 mial: 69.0% dobrych odpowiedzi</text:p>
      <text:p text:style-name="P2">Perceptron 1 mial: 43.0% dobrych odpowiedzi a perceptron 2 mial: 64.0% dobrych odpowiedzi</text:p>
      <text:p text:style-name="P2">Perceptron 1 mial: 53.0% dobrych odpowiedzi a perceptron 2 mial: 64.0% dobrych odpowiedzi</text:p>
      <text:p text:style-name="P2">Perceptron 1 mial: 55.00000000000001% dobrych odpowiedzi a perceptron 2 mial: 68.0% dobrych odpowiedzi</text:p>
      <text:p text:style-name="P2">Perceptron 1 mial: 56.99999999999999% dobrych odpowiedzi a perceptron 2 mial: 68.0% dobrych odpowiedzi</text:p>
      <text:p text:style-name="P2">Perceptron 1 mial: 50.0% dobrych odpowiedzi a perceptron 2 mial: 62.0% dobrych odpowiedzi</text:p>
      <text:p text:style-name="P2">Perceptron 1 mial: 53.0% dobrych odpowiedzi a perceptron 2 mial: 67.0% dobrych odpowiedzi</text:p>
      <text:p text:style-name="P2">Perceptron 1 mial: 56.00000000000001% dobrych odpowiedzi a perceptron 2 mial: 66.0% dobrych odpowiedzi</text:p>
      <text:p text:style-name="P2">Perceptron 1 mial: 49.0% dobrych odpowiedzi a perceptron 2 mial: 61.0% dobrych odpowiedzi</text:p>
      <text:p text:style-name="P2">Perceptron 1 mial: 46.0% dobrych odpowiedzi a perceptron 2 mial: 62.0% dobrych odpowiedzi</text:p>
      <text:p text:style-name="P2">Perceptron 1 mial: 51.0% dobrych odpowiedzi a perceptron 2 mial: 60.0% dobrych odpowiedzi</text:p>
      <text:p text:style-name="P2">Perceptron 1 mial: 56.00000000000001% dobrych odpowiedzi a perceptron 2 mial: 72.0% dobrych odpowiedzi</text:p>
      <text:p text:style-name="P2">Perceptron 1 mial: 56.99999999999999% dobrych odpowiedzi a perceptron 2 mial: 68.0% dobrych odpowiedzi</text:p>
      <text:p text:style-name="P2"><text:soft-page-break/>Perceptron 1 mial: 47.0% dobrych odpowiedzi a perceptron 2 mial: 61.0% dobrych odpowiedzi</text:p>
      <text:p text:style-name="P3"><text:line-break/><text:line-break/>- Dla współczynnika uczenia 0.1 i współczynnika zapominania 0.01:<text:line-break/><text:span text:style-name="T1">Perceptron 1 mial: 49.0% dobrych odpowiedzi a perceptron 2 mial: 56.00000000000001% dobrych odpowiedzi</text:span></text:p>
      <text:p text:style-name="P2">Perceptron 1 mial: 46.0% dobrych odpowiedzi a perceptron 2 mial: 63.0% dobrych odpowiedzi</text:p>
      <text:p text:style-name="P2">Perceptron 1 mial: 55.00000000000001% dobrych odpowiedzi a perceptron 2 mial: 76.0% dobrych odpowiedzi</text:p>
      <text:p text:style-name="P2">Perceptron 1 mial: 46.0% dobrych odpowiedzi a perceptron 2 mial: 63.0% dobrych odpowiedzi</text:p>
      <text:p text:style-name="P2">Perceptron 1 mial: 43.0% dobrych odpowiedzi a perceptron 2 mial: 64.0% dobrych odpowiedzi</text:p>
      <text:p text:style-name="P2">Perceptron 1 mial: 41.0% dobrych odpowiedzi a perceptron 2 mial: 62.0% dobrych odpowiedzi</text:p>
      <text:p text:style-name="P2">Perceptron 1 mial: 43.0% dobrych odpowiedzi a perceptron 2 mial: 63.0% dobrych odpowiedzi</text:p>
      <text:p text:style-name="P2">Perceptron 1 mial: 47.0% dobrych odpowiedzi a perceptron 2 mial: 73.0% dobrych odpowiedzi</text:p>
      <text:p text:style-name="P2">Perceptron 1 mial: 48.0% dobrych odpowiedzi a perceptron 2 mial: 52.0% dobrych odpowiedzi</text:p>
      <text:p text:style-name="P2">Perceptron 1 mial: 52.0% dobrych odpowiedzi a perceptron 2 mial: 61.0% dobrych odpowiedzi</text:p>
      <text:p text:style-name="P2">Perceptron 1 mial: 59.0% dobrych odpowiedzi a perceptron 2 mial: 75.0% dobrych odpowiedzi</text:p>
      <text:p text:style-name="P2">Perceptron 1 mial: 49.0% dobrych odpowiedzi a perceptron 2 mial: 60.0% dobrych odpowiedzi</text:p>
      <text:p text:style-name="P2">Perceptron 1 mial: 47.0% dobrych odpowiedzi a perceptron 2 mial: 67.0% dobrych odpowiedzi</text:p>
      <text:p text:style-name="P2">Perceptron 1 mial: 49.0% dobrych odpowiedzi a perceptron 2 mial: 74.0% dobrych odpowiedzi</text:p>
      <text:p text:style-name="P2">Perceptron 1 mial: 55.00000000000001% dobrych odpowiedzi a perceptron 2 mial: 66.0% dobrych odpowiedzi</text:p>
      <text:p text:style-name="P2">Perceptron 1 mial: 49.0% dobrych odpowiedzi a perceptron 2 mial: 64.0% dobrych odpowiedzi</text:p>
      <text:p text:style-name="P2">Perceptron 1 mial: 53.0% dobrych odpowiedzi a perceptron 2 mial: 61.0% dobrych odpowiedzi</text:p>
      <text:p text:style-name="P2">Perceptron 1 mial: 47.0% dobrych odpowiedzi a perceptron 2 mial: 59.0% dobrych odpowiedzi</text:p>
      <text:p text:style-name="P2">Perceptron 1 mial: 52.0% dobrych odpowiedzi a perceptron 2 mial: 59.0% dobrych odpowiedzi</text:p>
      <text:p text:style-name="P2">Perceptron 1 mial: 50.0% dobrych odpowiedzi a perceptron 2 mial: 68.0% dobrych odpowiedzi</text:p>
      <text:p text:style-name="P3"><text:line-break/>3) <text:s/>Analiza wyników błędów uczenia i testowania w zależności od wartości współczynnika uczenia i zapominania:<text:line-break/>- Dla współczynnika uczenia 0.1 i współczynnika zapominania 0 średnia dobrych odpowiedzi wyniosła: 55,675%<text:line-break/>- Dla współczynnika uczenia 0.01 i współczynnika zapominania 0 średnia dobrych odpowiedzi wyniosła: 54,5%<text:line-break/>- Dla współczynnika uczenia 0.001 i współczynnika zapominania 0 średnia dobrych odpowiedzi wyniosła: 54,35%<text:line-break/>- Dla współczynnika uczenia 0.1 i współczynnika zapominania 1 średnia dobrych odpowiedzi wyniosła: 49,45%<text:line-break/>- Dla współczynnika uczenia 0.1 i współczynnika zapominania 0.1 średnia dobrych odpowiedzi wyniosła: 57,7%<text:line-break/>- Dla współczynnika uczenia 0.1 i współczynnika zapominania 0.01 <text:s/>średnia dobrych odpowiedzi wyniosła: 56,65</text:p>
      <text:p text:style-name="P3"><text:soft-page-break/>Błąd zmniejszył się po wprowadzeniu współczynnika zapominania. Im mniejszy współczynnik uczenia tym gorzej uczy się sieć. Współczynnik zapominania powinien być niski, lecz nie za niski.<text:line-break/><text:line-break/>4) Sformułowanie wniosków:<text:line-break/> Uczenie sieci regułą Hebba polega na zwiększaniu wag perceptronu jeżeli został on pobudzony przez dany sygnał, by reagował na ten sygnał jeszcze mocniej, nieuczenie, jeżeli perceptron jest obojętny lub zmniejszenie wag, jeżeli perceptron odrzucił sygnał.</text:p>
      <text:p text:style-name="P3">Reguła Hebba jest dość często stosowaną regułą przy samouczeniu sieci, jednakże sama z siebie jest dość niedokładna co pokazują wyniki otrzymane przy 0 współczynniku zapominania. <text:line-break/>Dodanie współczynnika zapominania do algorytmu uczenia pozwoliło zmniejszyć błąd popełniany przez sieć, mimo wszystko nie udało się błędu zminimalizować.<text:line-break/><text:lin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 d</meta:initial-creator>
    <meta:creation-date>2017-12-10T16:46:48.75</meta:creation-date>
    <dc:date>2017-12-10T17:30:51.07</dc:date>
    <dc:creator>d d</dc:creator>
    <meta:editing-duration>PT43M59S</meta:editing-duration>
    <meta:editing-cycles>21</meta:editing-cycles>
    <meta:generator>OpenOffice/4.1.4$Win32 OpenOffice.org_project/414m5$Build-9788</meta:generator>
    <meta:document-statistic meta:table-count="0" meta:image-count="0" meta:object-count="0" meta:page-count="6" meta:paragraph-count="131" meta:word-count="2011" meta:character-count="14377"/>
  </office:meta>
</office:document-meta>
</file>